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ac5d9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2854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30b86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56ac" style:font-weight-asian="bold" style:font-weight-complex="bold"/>
    </style:style>
    <style:style style:name="T3" style:family="text">
      <style:text-properties fo:font-weight="bold" officeooo:rsid="0033c53c" style:font-weight-asian="bold" style:font-weight-complex="bold"/>
    </style:style>
    <style:style style:name="T4" style:family="text">
      <style:text-properties fo:font-weight="bold" officeooo:rsid="0035705e" style:font-weight-asian="bold" style:font-weight-complex="bold"/>
    </style:style>
    <style:style style:name="T5" style:family="text">
      <style:text-properties fo:font-weight="bold" officeooo:rsid="0036d14c" style:font-weight-asian="bold" style:font-weight-complex="bold"/>
    </style:style>
    <style:style style:name="T6" style:family="text">
      <style:text-properties officeooo:rsid="0030b860"/>
    </style:style>
    <style:style style:name="T7" style:family="text">
      <style:text-properties officeooo:rsid="0036d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{Push key:”data”, value:[ {name: <text:span text:style-name="T6">null</text:span>}]}</text:p>
      <text:p text:style-name="P1">${For $value:”data”, $as:”item”}</text:p>
      <text:p text:style-name="P2"><text:span text:style-name="T7">Name: </text:span><text:span text:style-name="T1">${$item.name </text:span><text:span text:style-name="T2">onNull:”fallback”, fallback:”</text:span><text:span text:style-name="T4">un</text:span><text:span text:style-name="T3">known</text:span><text:span text:style-name="T2">”</text:span><text:span text:style-name="T1">}</text:span></text:p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09T05:56:37.929000000</dc:date>
    <meta:editing-duration>PT1H45M26S</meta:editing-duration>
    <meta:editing-cycles>4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13" meta:character-count="139" meta:non-whitespace-character-count="130"/>
  </office:meta>
</office:document-meta>
</file>